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1c5a52"/>
    </style:style>
    <style:style style:name="P2" style:family="paragraph" style:parent-style-name="Text_20_body">
      <style:paragraph-properties fo:text-align="start" style:justify-single-word="false"/>
      <style:text-properties officeooo:paragraph-rsid="001d2e8d"/>
    </style:style>
    <style:style style:name="P3" style:family="paragraph" style:parent-style-name="Heading_20_1">
      <style:paragraph-properties fo:text-align="center" style:justify-single-word="false"/>
      <style:text-properties officeooo:rsid="001c5a52" officeooo:paragraph-rsid="001c5a52"/>
    </style:style>
    <style:style style:name="P4" style:family="paragraph" style:parent-style-name="Heading_20_1">
      <style:paragraph-properties fo:text-align="center" style:justify-single-word="false"/>
      <style:text-properties officeooo:rsid="001c5a52" officeooo:paragraph-rsid="001d2e8d"/>
    </style:style>
    <style:style style:name="T1" style:family="text">
      <style:text-properties officeooo:rsid="001c5a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Codes correcteurs</text:h>
      <text:p text:style-name="P1"><text:tab/><text:span text:style-name="T1">Un magicien veut nous faire un tour de magie. Nous avons donc 25 carrés dont une face est noire, la seconde blanche. Il faut faire un carré de 5 carrés de couleur par 5 carrés de couleur. Le magicien vient et rajoute des carrés car il trouvait le carré que nous avons créé trop simple. Le carré est donc composé de 6 carrés de couleurs par lignes et 6 par colonnes. Le magicien ne regarde plus le carré. Nous changeons ensuite la couleur d’un carré de couleurs. Le magicien trouve ensuite quel carré nous avons changé.</text:span></text:p>
      <text:p text:style-name="P1"><text:tab/><text:span text:style-name="T1">Cette activité s’appelle «code correcteur». C’est de l’informatique parce que nous avons créé une méthode pour vérifier si l’information contenue dans notre carré a été modifiée. C’est très utile pour vérifier que le message que l’on obtient de quelqu’un n’a pas été modifié. Cela permet notamment de savoir que l’information est fiable.</text:span></text:p>
      <text:h text:style-name="P4" text:outline-level="1">Codes correcteurs</text:h>
      <text:p text:style-name="P2"><text:tab/><text:span text:style-name="T1">Un magicien veut nous faire un tour de magie. Nous avons donc 25 carrés dont une face est noire, la seconde blanche. Il faut faire un carré de 5 carrés de couleur par 5 carrés de couleur. Le magicien vient et rajoute des carrés car il trouvait le carré que nous avons créé trop simple. Le carré est donc composé de 6 carrés de couleurs par lignes et 6 par colonnes. Le magicien ne regarde plus le carré. Nous changeons ensuite la couleur d’un carré de couleurs. Le magicien trouve ensuite quel carré nous avons changé.</text:span></text:p>
      <text:p text:style-name="P2"><text:tab/><text:span text:style-name="T1">Cette activité s’appelle «code correcteur». C’est de l’informatique parce que nous avons créé une méthode pour vérifier si l’information contenue dans notre carré a été modifiée. C’est très utile pour vérifier que le message que l’on obtient de quelqu’un n’a pas été modifié. Cela permet notamment de savoir que l’information est fiable.</text:span></text:p>
      <text:h text:style-name="P4" text:outline-level="1">Codes correcteurs</text:h>
      <text:p text:style-name="P2"><text:tab/><text:span text:style-name="T1">Un magicien veut nous faire un tour de magie. Nous avons donc 25 carrés dont une face est noire, la seconde blanche. Il faut faire un carré de 5 carrés de couleur par 5 carrés de couleur. Le magicien vient et rajoute des carrés car il trouvait le carré que nous avons créé trop simple. Le carré est donc composé de 6 carrés de couleurs par lignes et 6 par colonnes. Le magicien ne regarde plus le carré. Nous changeons ensuite la couleur d’un carré de couleurs. Le magicien trouve ensuite quel carré nous avons changé.</text:span></text:p>
      <text:p text:style-name="P2"><text:tab/><text:span text:style-name="T1">Cette activité s’appelle «code correcteur». C’est de l’informatique parce que nous avons créé une méthode pour vérifier si l’information contenue dans notre carré a été modifiée. C’est très utile pour vérifier que le message que l’on obtient de quelqu’un n’a pas été modifié. Cela permet notamment de savoir que l’information est fi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0:58:41.222768422</meta:creation-date>
    <dc:date>2020-03-02T11:25:55.985997197</dc:date>
    <meta:editing-duration>PT16M44S</meta:editing-duration>
    <meta:editing-cycles>1</meta:editing-cycles>
    <meta:document-statistic meta:table-count="0" meta:image-count="0" meta:object-count="0" meta:page-count="1" meta:paragraph-count="9" meta:word-count="450" meta:character-count="2622" meta:non-whitespace-character-count="2175"/>
    <meta:generator>LibreOffice/6.1.5.2$Linux_X86_64 LibreOffice_project/10$Build-2</meta:generator>
  </office:meta>
</office:document-meta>
</file>